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1">
      <style:paragraph-properties fo:margin-top="0in" fo:margin-bottom="0in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KLM – Keystroke Level Model</text:h>
      <text:p text:style-name="P1">Hodnotenie projektu <text:span text:style-name="T5">Risovanie</text:span></text:p>
      <text:p text:style-name="Standard"/>
      <text:p text:style-name="Standard"/>
      <text:p text:style-name="Standard"><text:tab/>KLM je metóda používaná pri opise interakcie človeka s počítačom. Jej cieľom je odhadnúť čas potrebný na vykonanie určitej činnosti pomocou klávesnice a myši používateľom. V tomto dokumente popisujeme jeden (zdokumentovaný) scenár použitia aplikácie <text:span text:style-name="T4">Risovanie</text:span><text:span text:style-name="T6">, ktorej autorm je Matej Pavla.</text:span></text:p>
      <text:p text:style-name="P9"><text:tab/></text:p>
      <text:p text:style-name="P9"><text:tab/>Pri popise a kategorizácií jednotlivých činností KLM sme použili viacero skratiek, ktoré sú uvedené nižšie spolu s ich popisom a približným časom, ktorý daná činnosť zaberie bežnému používateľovi (tzv. Persona).</text:p>
      <text:p text:style-name="P9"/>
      <text:p text:style-name="P9">Zoznam skratiek:</text:p>
      <text:p text:style-name="Standard"/>
      <text:list xml:id="list1726673427" text:style-name="L1">
        <text:list-item>
          <text:p text:style-name="P8"><text:span text:style-name="T1">K – </text:span><text:span text:style-name="T3">Stlačenie a pustenie klávesy na klávesnici (0.28 sek.)</text:span></text:p>
        </text:list-item>
        <text:list-item>
          <text:p text:style-name="P8"><text:span text:style-name="T1">P –</text:span> Presunutie myši na objekt na obrazovke (1.10 sek.)</text:p>
        </text:list-item>
        <text:list-item>
          <text:p text:style-name="P8"><text:span text:style-name="T1">B –</text:span> Stlačenie alebo pustenie tlačidla na myši (0.10 sek.) </text:p>
        </text:list-item>
        <text:list-item>
          <text:p text:style-name="P8"><text:span text:style-name="T1">H –</text:span> Presun ruky z klávesnice na myš alebo naopak (0.40 sek.)</text:p>
        </text:list-item>
        <text:list-item>
          <text:p text:style-name="P8"><text:span text:style-name="T1">M –</text:span> Mentálna príprava (1.20 sek.)</text:p>
        </text:list-item>
        <text:list-item>
          <text:p text:style-name="P8"><text:span text:style-name="T1">T(n) –</text:span> Napísanie reťazca znakov (n * K sek.) </text:p>
        </text:list-item>
        <text:list-item>
          <text:p text:style-name="P8"><text:span text:style-name="T1">W(t) –</text:span> Čakanie na odozvu systému</text:p>
        </text:list-item>
        <text:list-item>
          <text:p text:style-name="P5"><text:span text:style-name="T1">D(l) –</text:span> Nakreslenie rovnej čiary dĺžky l myšou</text:p>
        </text:list-item>
      </text:list>
      <text:p text:style-name="Text_20_body"/>
      <text:p text:style-name="Text_20_body"><text:tab/>Po naštudovaní dodaného scenára sme aplikáciu spustili a zaznamenali sme všetky kroky, ktoré sme pri plnení scenára museli vykonať. Ich podrobný zoznam spolu s príslušnou časťou výsledného vzorca na výpočet času je uvedený nižšie.</text:p>
      <text:p text:style-name="Text_20_body"/>
      <text:p text:style-name="Text_20_body">Postup podľa scenára (1):</text:p>
      <text:list xml:id="list1018189508" text:style-name="L2">
        <text:list-item>
          <text:p text:style-name="P6">Po spustení aplikácie sa zobrazila úvodná obrazovka s možnosťou výberu z dvoch režimov: žiacky a učiteľský. Implementovaný bol iba žiacky režim, ktorý však na otestovanie dodaného scenára úplne postačoval.</text:p>
        </text:list-item>
        <text:list-item>
          <text:p text:style-name="P6">Vybratie „žiackeho módu“ kliknutím na príslušné tlačidlo. (<text:span text:style-name="T3">MPBB)</text:span></text:p>
        </text:list-item>
        <text:list-item>
          <text:p text:style-name="P6">Výber zadania na vypracovanie (zo zobrazeného zoznamu zadaní). (MPBB PBB)</text:p>
        </text:list-item>
        <text:list-item>
          <text:p text:style-name="P6">Po zobrazení vybraného zadania, ktoré ukladalo za cieľ narysovať obdĺžnik so stranami 4 x 3 centimetre, sme pomocou zobrazených nástrojov začali rysovať. Splnenie danej úlohy si vyžadovalo uskutočniť nasledujúce kroky:</text:p>
          <text:list>
            <text:list-item>
              <text:p text:style-name="P6">nájsť myšou na trojuholníkové pravítko a natočiť ho do zvislého smeru. (MPBPB)</text:p>
            </text:list-item>
            <text:list-item>
              <text:p text:style-name="P6">narysovať zvislú čiaru (úsečku) dĺžky 4 cm. (PBD(4)B)</text:p>
            </text:list-item>
            <text:list-item>
              <text:p text:style-name="P6">otočiť pravítko o +90 stupňov. (PBPB)</text:p>
            </text:list-item>
            <text:list-item>
              <text:p text:style-name="P6">presunúť pravítko tak, aby jeho ryska prekrývala už narysovanú úsečku. (PBPB)</text:p>
            </text:list-item>
            <text:list-item>
              <text:p text:style-name="P6">narysovať horizontálnu úsečku dĺžky 3 cm. (PBD(3)B)</text:p>
            </text:list-item>
            <text:list-item>
              <text:p text:style-name="P6">otočiť pravítko o +90 stupňov. (PBPB)</text:p>
            </text:list-item>
            <text:list-item>
              <text:p text:style-name="P6"><text:soft-page-break/>presunúť pravítko tak, aby jeho ryska prekrývala posledne narysovanú úsečku. (PBPB)</text:p>
            </text:list-item>
            <text:list-item>
              <text:p text:style-name="P6">narysovať zvislú úsečku dĺžky 4 cm. (PBD(4)B)</text:p>
            </text:list-item>
            <text:list-item>
              <text:p text:style-name="P6">otočiť pravítko o +90 stupňov. (PBPB)</text:p>
            </text:list-item>
            <text:list-item>
              <text:p text:style-name="P6">presunúť pravítko tak, aby jeho ryska prekrývala posledne narysovanú úsečku. (PBPB)</text:p>
            </text:list-item>
            <text:list-item>
              <text:p text:style-name="P6">narysovať horizontálnu úsečku dĺžky 3 cm. (PBD(3)B)</text:p>
            </text:list-item>
          </text:list>
        </text:list-item>
      </text:list>
      <text:p text:style-name="Text_20_body"/>
      <text:list xml:id="list164875789" text:style-name="L3">
        <text:list-item>
          <text:p text:style-name="P7">Uložiť projekt kliknutím na príslušné tlačidlo. (MPBB)</text:p>
        </text:list-item>
        <text:list-item>
          <text:p text:style-name="P7">Presunúť kurzor do zobrazeného vstupného poľa a napísať názov súboru (napr. 8 znakový názov). (PBB T(8))</text:p>
        </text:list-item>
        <text:list-item>
          <text:p text:style-name="P7">Kliknúť na tlačidlo uložiť. (PBB)</text:p>
        </text:list-item>
        <text:list-item>
          <text:p text:style-name="P7">Prečítať zobrazený dialóg a potvrdiť uloženie vypracovaného zadania. (MPBB)</text:p>
        </text:list-item>
      </text:list>
      <text:p text:style-name="Standard"/>
      <text:p text:style-name="Standard"/>
      <text:p text:style-name="Standard">Sčítaním úkonov vo všetkých krokoch dostaneme nasledovný vzorec:</text:p>
      <text:p text:style-name="P2"><text:tab/>Pozn.: riadky sú pre sprehľadnenie zalamované podľa jednotlivých úkonov</text:p>
      <text:p text:style-name="Standard"/>
      <text:p text:style-name="Standard">M + P + B + B +</text:p>
      <text:p text:style-name="Standard">M + P + B + B + P + B + B +</text:p>
      <text:p text:style-name="Standard">M + P + B + P + B +</text:p>
      <text:p text:style-name="Standard">P + B + D(4) + B +</text:p>
      <text:p text:style-name="Standard">P + B + P + B +</text:p>
      <text:p text:style-name="Standard">P + B + P + B +</text:p>
      <text:p text:style-name="Standard">P + B + D(3) + B +</text:p>
      <text:p text:style-name="Standard">P + B + P + B +</text:p>
      <text:p text:style-name="Standard">P + B + P + B +</text:p>
      <text:p text:style-name="Standard">P + B + D(4) + B +</text:p>
      <text:p text:style-name="Standard">P + B + P + B +</text:p>
      <text:p text:style-name="Standard">P + B + P + B +</text:p>
      <text:p text:style-name="Standard">P + B +D(3) + B +</text:p>
      <text:p text:style-name="Standard">M + P + B + B +</text:p>
      <text:p text:style-name="Standard">P + B + B + T(8) +</text:p>
      <text:p text:style-name="Standard">P + B + B +</text:p>
      <text:p text:style-name="Standard">M + P + B + B = <text:span text:style-name="T2">43.74 sekúnd.</text:span></text:p>
      <text:p text:style-name="P10"/>
      <text:p text:style-name="P10"/>
      <text:p text:style-name="P3"><text:tab/>Celkový čas, meraný podľa metódy KLM, vyšiel 43.74 sekúnd. Uvedená hodnota však predstavuje iba čas potrebný na ovládanie používateľského rozhrania a nezahŕňa čas strávený intelektuálnym uvažovaním nad <text:span text:style-name="T2">spôsobom riešenia</text:span> danej <text:span text:style-name="T2">úlohy</text:span>. Tento čas totiž môže byť rôzny v závislosti od schopností jedinca a jeho znalosti učiva geometrie, čo nesúvisí s jeho schopnosťou práce s PC. V tomto kontexte je teda pre nás irelevantný a nebolo potrebné sa ním zaoberať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u </meta:initial-creator>
    <meta:creation-date>2011-11-30T19:59:43</meta:creation-date>
    <dc:date>2011-12-04T13:33:58</dc:date>
    <dc:creator>jou </dc:creator>
    <meta:editing-duration>PT2H19M21S</meta:editing-duration>
    <meta:editing-cycles>52</meta:editing-cycles>
    <meta:generator>LibreOffice/3.3$Unix LibreOffice_project/330m19$Build-401</meta:generator>
    <meta:document-statistic meta:table-count="0" meta:image-count="0" meta:object-count="0" meta:page-count="2" meta:paragraph-count="55" meta:word-count="651" meta:character-count="3617"/>
  </office:meta>
</office:document-meta>
</file>